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8251c" officeooo:paragraph-rsid="0018251c"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officeooo:rsid="0018251c" officeooo:paragraph-rsid="0018251c"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86a4f" officeooo:paragraph-rsid="00186a4f"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8251c" officeooo:paragraph-rsid="0018251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86a4f" officeooo:paragraph-rsid="00186a4f" style:font-size-asian="10.5pt" style:font-weight-asian="normal" style:font-size-complex="12pt" style:font-weight-complex="normal"/>
    </style:style>
    <style:style style:name="T1" style:family="text">
      <style:text-properties officeooo:rsid="00186a4f"/>
    </style:style>
    <style:style style:name="T2" style:family="text">
      <style:text-properties officeooo:rsid="0019f8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Document</text:p>
      <text:p text:style-name="P1"/>
      <text:p text:style-name="P2"/>
      <text:p text:style-name="P2">Test Case – Adding more than 7 buttons</text:p>
      <text:p text:style-name="P4"/>
      <text:p text:style-name="P4">Previously I hard coded the program so that you can only add max 7 buttons. I changed the code so that the user can add as many buttons as they want. This test case was sufficient to see whether or not there were any issues with the new code.</text:p>
      <text:p text:style-name="P4"/>
      <text:p text:style-name="P4">When executing this test case there was an issue. The GUI would not open at all. After examining the new code I found out that there was a mistake with one of my for loops, I made a mistake with the exit for the loop so instead of breaking, the loop was running infinitely which is why the GUI would not open.</text:p>
      <text:p text:style-name="P4"/>
      <text:p text:style-name="P3">Test Case – Visual Appearance for Multiple Screens</text:p>
      <text:p text:style-name="P3"/>
      <text:p text:style-name="P5">In order to allow the user to navigate through the buttons easily I created a GUI with arrow keys that allows the user to switch screens by clicking on it. Each screen has a similar appearance with 2 arrows on the bottom, the buttons of course and 2 gifs on the top to make it look nice. This test case was sufficient because the number of buttons will always change depending on the user’s desires so the GUI must be versatile in the sense that it should be able to adapt to the number of buttons inputted.</text:p>
      <text:p text:style-name="P5"/>
      <text:p text:style-name="P5">When trying to add more than 1 screen at first the images did not appear the way I wanted i.e the arrows and gifs were out of place. In order to solve this I created 2 methods, 1 creates a screen that always has 7 buttons and the other creates a screen that will show the last buttons which can vary depending on the user input. The first method was somewhat easy since it always be the same, a screen with 7 buttons so from a visual appearance standpoint everything was fine with this method. The second method was more challenging since it creates a screen that changes depending on user input. I ran some test cases (inputted multiple buttons for multiple screens) to calculate how I should write my code so the GUI displays the arrows, buttons and gifs in the correct order <text:span text:style-name="T2">every time regardless of the user input. </text:span></text:p>
      <text:p text:style-name="P4"/>
      <text:p text:style-name="P2">Test Case – Clicking Right Arrow on GUI</text:p>
      <text:p text:style-name="P2"/>
      <text:p text:style-name="P4">Since the user can now add as many buttons as they want, this also means there will be multiple screens that display the buttons. Arrows are used to navigate between the screens. This test case was sufficient to see if all buttons can be seen with no error.</text:p>
      <text:p text:style-name="P4"/>
      <text:p text:style-name="P4">When clicking the right arrows, they seemed to work <text:span text:style-name="T1">fine until the last screen. When trying to click the right arrow on the last screen there was an error because the way I coded it was when the user clicks on the right arrow it displays the next screen however since we are on the last screen there are no more screens to display. Because of this we get an out of index error. I fixed this by making sure that there was no ActionListener created for the last right arrow so when the user clicks on the last right arrow nothing happens. <text:s/></text:span></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2:27:15.698391538</meta:creation-date>
    <dc:date>2019-02-04T13:01:18.730523984</dc:date>
    <meta:editing-duration>PT6M52S</meta:editing-duration>
    <meta:editing-cycles>1</meta:editing-cycles>
    <meta:document-statistic meta:table-count="0" meta:image-count="0" meta:object-count="0" meta:page-count="1" meta:paragraph-count="10" meta:word-count="533" meta:character-count="2815" meta:non-whitespace-character-count="2286"/>
    <meta:generator>LibreOffice/6.0.7.3$Linux_X86_64 LibreOffice_project/dc89aa7a9eabfd848af146d5086077aeed2ae4a5</meta:generator>
  </office:meta>
</office:document-meta>
</file>